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221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in" fo:border="none" style:writing-mode="page"/>
    </style:style>
    <style:style style:name="Table2.7" style:family="table-row">
      <style:table-row-properties style:min-row-height="0.221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in" fo:border="none" style:writing-mode="page"/>
    </style:style>
    <style:style style:name="Table3.7" style:family="table-row">
      <style:table-row-properties style:min-row-height="0.221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 style:writing-mode="page"/>
    </style:style>
    <style:style style:name="Table4.7" style:family="table-row">
      <style:table-row-properties style:min-row-height="0.2215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in" fo:border="none" style:writing-mode="page"/>
    </style:style>
    <style:style style:name="Table5.7" style:family="table-row">
      <style:table-row-properties style:min-row-height="0.2215in"/>
    </style:style>
    <style:style style:name="P1" style:family="paragraph" style:parent-style-name="Standard">
      <style:text-properties officeooo:paragraph-rsid="0006d0cb"/>
    </style:style>
    <style:style style:name="P2" style:family="paragraph" style:parent-style-name="Standard">
      <style:text-properties fo:font-weight="bold" officeooo:rsid="0006d0cb" officeooo:paragraph-rsid="0006d0cb" style:font-weight-asian="bold" style:font-weight-complex="bold"/>
    </style:style>
    <style:style style:name="P3" style:family="paragraph" style:parent-style-name="Table_20_Contents">
      <style:text-properties fo:font-weight="bold" officeooo:rsid="0006d0cb" officeooo:paragraph-rsid="0006d0cb" style:font-weight-asian="bold" style:font-weight-complex="bold"/>
    </style:style>
    <style:style style:name="P4" style:family="paragraph" style:parent-style-name="Text_20_body">
      <style:text-properties fo:font-weight="bold" officeooo:rsid="0006d0cb" officeooo:paragraph-rsid="0006d0cb" style:font-weight-asian="bold" style:font-weight-complex="bold"/>
    </style:style>
    <style:style style:name="P5" style:family="paragraph" style:parent-style-name="Standard">
      <style:text-properties fo:font-weight="bold" officeooo:rsid="00082763" officeooo:paragraph-rsid="00082763" style:font-weight-asian="bold" style:font-weight-complex="bold"/>
    </style:style>
    <style:style style:name="P6" style:family="paragraph" style:parent-style-name="Text_20_body">
      <style:text-properties fo:font-weight="bold" officeooo:rsid="00082763" officeooo:paragraph-rsid="00082763" style:font-weight-asian="bold" style:font-weight-complex="bold"/>
    </style:style>
    <style:style style:name="P7" style:family="paragraph" style:parent-style-name="Standard">
      <style:text-properties fo:font-weight="normal" officeooo:rsid="0006d0cb" officeooo:paragraph-rsid="0006d0cb" style:font-weight-asian="normal" style:font-weight-complex="normal"/>
    </style:style>
    <style:style style:name="P8" style:family="paragraph" style:parent-style-name="Standard">
      <style:text-properties fo:font-weight="normal" officeooo:rsid="00082763" officeooo:paragraph-rsid="00082763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6d0cb" style:text-blinking="false" fo:background-color="transparent"/>
    </style:style>
    <style:style style:name="P11" style:family="paragraph" style:parent-style-name="Standard">
      <style:text-properties fo:font-weight="bold" officeooo:rsid="0006d0cb" officeooo:paragraph-rsid="0006d0cb" style:font-weight-asian="bold" style:font-weight-complex="bold"/>
    </style:style>
    <style:style style:name="P12" style:family="paragraph" style:parent-style-name="Standard">
      <style:text-properties fo:font-weight="bold" officeooo:rsid="00082763" officeooo:paragraph-rsid="00082763" style:font-weight-asian="bold" style:font-weight-complex="bold"/>
    </style:style>
    <style:style style:name="P13" style:family="paragraph" style:parent-style-name="Standard">
      <style:text-properties fo:font-weight="bold" officeooo:rsid="000c3466" officeooo:paragraph-rsid="000c3466" style:font-weight-asian="bold" style:font-weight-complex="bold"/>
    </style:style>
    <style:style style:name="P14" style:family="paragraph" style:parent-style-name="Table_20_Contents">
      <style:text-properties officeooo:rsid="0008c367" officeooo:paragraph-rsid="0008c367"/>
    </style:style>
    <style:style style:name="P15" style:family="paragraph" style:parent-style-name="Table_20_Contents">
      <style:text-properties officeooo:rsid="0008fec8" officeooo:paragraph-rsid="0008fec8"/>
    </style:style>
    <style:style style:name="P16" style:family="paragraph" style:parent-style-name="Table_20_Contents">
      <style:text-properties officeooo:rsid="000abca9" officeooo:paragraph-rsid="000abca9"/>
    </style:style>
    <style:style style:name="P17" style:family="paragraph" style:parent-style-name="Table_20_Contents">
      <style:text-properties officeooo:rsid="000c3466" officeooo:paragraph-rsid="000c3466"/>
    </style:style>
    <style:style style:name="P18" style:family="paragraph" style:parent-style-name="Text_20_body">
      <style:text-properties fo:font-weight="bold" officeooo:rsid="00082763" officeooo:paragraph-rsid="00082763" style:font-weight-asian="bold" style:font-weight-complex="bold"/>
    </style:style>
    <style:style style:name="P19" style:family="paragraph" style:parent-style-name="Text_20_body">
      <style:text-properties fo:font-weight="bold" officeooo:rsid="0006d0cb" officeooo:paragraph-rsid="0006d0cb" style:font-weight-asian="bold" style:font-weight-complex="bold"/>
    </style:style>
    <style:style style:name="P20" style:family="paragraph" style:parent-style-name="Text_20_body">
      <style:paragraph-properties fo:margin-left="0in" fo:margin-right="0in" fo:margin-top="0.1665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466" officeooo:paragraph-rsid="000c3466" style:text-blinking="false" fo:background-color="transparent" style:font-weight-asian="bold" style:font-weight-complex="bold"/>
    </style:style>
    <style:style style:name="P2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d8e9b" officeooo:paragraph-rsid="000d8e9b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left="0in" fo:margin-right="0in" fo:margin-top="0.1665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officeooo:rsid="000c3466"/>
    </style:style>
    <style:style style:name="T2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P6">Code:</text:p>
      <text:p text:style-name="P6">import copy_result from "utils";</text:p>
      <text:p text:style-name="P6"/>
      <text:p text:style-name="P6">commit_result("bobs_jedis", copy_result(new Data { name := "jedis" }));</text:p>
      <text:p text:style-name="P6"/>
      <text:p text:style-name="P6">#[on("bob")]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st</text:p>
          </table:table-cell>
          <table:table-cell table:style-name="Table1.A1" office:value-type="string">
            <text:p text:style-name="P3">Oordeel</text:p>
          </table:table-cell>
        </table:table-row>
        <table:table-row>
          <table:table-cell table:style-name="Table1.A1" office:value-type="string">
            <text:p text:style-name="P9"><text:bookmark text:name="docs-internal-guid-88dbc726-7fff-72a8-08a4-0d15546e4e0a"/>Efficiency</text:p>
          </table:table-cell>
          <table:table-cell table:style-name="Table1.A1" office:value-type="string">
            <text:p text:style-name="P14">5</text:p>
          </table:table-cell>
        </table:table-row>
        <table:table-row>
          <table:table-cell table:style-name="Table1.A1" office:value-type="string">
            <text:p text:style-name="P9"><text:bookmark text:name="docs-internal-guid-eca75cb2-7fff-8b6f-8d7d-3e20b419e906"/>Correctness</text:p>
          </table:table-cell>
          <table:table-cell table:style-name="Table1.A1" office:value-type="string">
            <text:p text:style-name="P15">niet</text:p>
          </table:table-cell>
        </table:table-row>
        <table:table-row>
          <table:table-cell table:style-name="Table1.A1" office:value-type="string">
            <text:p text:style-name="P9"><text:bookmark text:name="docs-internal-guid-24daa9fc-7fff-a677-7043-4d226accc816"/>Completeness</text:p>
          </table:table-cell>
          <table:table-cell table:style-name="Table1.A1" office:value-type="string">
            <text:p text:style-name="P14">3</text:p>
          </table:table-cell>
        </table:table-row>
        <table:table-row>
          <table:table-cell table:style-name="Table1.A1" office:value-type="string">
            <text:p text:style-name="P9"><text:bookmark text:name="docs-internal-guid-d372e712-7fff-bdb8-87a9-3d6f8ff33c00"/>Maintainability</text:p>
          </table:table-cell>
          <table:table-cell table:style-name="Table1.A1" office:value-type="string">
            <text:p text:style-name="P14">5</text:p>
          </table:table-cell>
        </table:table-row>
        <table:table-row>
          <table:table-cell table:style-name="Table1.A1" office:value-type="string">
            <text:p text:style-name="P9"><text:bookmark text:name="docs-internal-guid-767dc8f9-7fff-d744-f1ad-f9c278bc222d"/>Readability</text:p>
          </table:table-cell>
          <table:table-cell table:style-name="Table1.A1" office:value-type="string">
            <text:p text:style-name="P17">5</text:p>
          </table:table-cell>
        </table:table-row>
        <table:table-row table:style-name="Table1.7">
          <table:table-cell table:style-name="Table1.A1" office:value-type="string">
            <text:p text:style-name="P9"><text:bookmark text:name="docs-internal-guid-401e456b-7fff-f0e6-c2f9-4abe815694f3"/>Vulnerability</text:p>
          </table:table-cell>
          <table:table-cell table:style-name="Table1.A1" office:value-type="string">
            <text:p text:style-name="P14">5</text:p>
          </table:table-cell>
        </table:table-row>
      </table:table>
      <text:p text:style-name="Standard"/>
      <text:p text:style-name="P4">2.</text:p>
      <text:p text:style-name="P6">Code:</text:p>
      <text:p text:style-name="P6">import copy_result from "library"; #[on("bob")]</text:p>
      <text:p text:style-name="P6"/>
      <text:p text:style-name="P6">commit_result("bobs_jedis", copy_result(new Data { name := "jedis" }));</text:p>
      <text:p text:style-name="P6"/>
      <text:p text:style-name="P6">println("Data transfer completed successfully.");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est</text:p>
          </table:table-cell>
          <table:table-cell table:style-name="Table2.A1" office:value-type="string">
            <text:p text:style-name="P3">Oordeel</text:p>
          </table:table-cell>
        </table:table-row>
        <table:table-row>
          <table:table-cell table:style-name="Table2.A1" office:value-type="string">
            <text:p text:style-name="P10"><text:bookmark text:name="docs-internal-guid-88dbc726-7fff-72a8-08a4-0d15546e4e0a Copy 1"/>Efficiency</text:p>
          </table:table-cell>
          <table:table-cell table:style-name="Table2.A1" office:value-type="string">
            <text:p text:style-name="P15">4</text:p>
          </table:table-cell>
        </table:table-row>
        <table:table-row>
          <table:table-cell table:style-name="Table2.A1" office:value-type="string">
            <text:p text:style-name="P10"><text:bookmark text:name="docs-internal-guid-eca75cb2-7fff-8b6f-8d7d-3e20b419e906 Copy 1"/>Correctness</text:p>
          </table:table-cell>
          <table:table-cell table:style-name="Table2.A1" office:value-type="string">
            <text:p text:style-name="P15">niet</text:p>
          </table:table-cell>
        </table:table-row>
        <table:table-row>
          <table:table-cell table:style-name="Table2.A1" office:value-type="string">
            <text:p text:style-name="P10"><text:bookmark text:name="docs-internal-guid-24daa9fc-7fff-a677-7043-4d226accc816 Copy 1"/>Completeness</text:p>
          </table:table-cell>
          <table:table-cell table:style-name="Table2.A1" office:value-type="string">
            <text:p text:style-name="P15">4</text:p>
          </table:table-cell>
        </table:table-row>
        <table:table-row>
          <table:table-cell table:style-name="Table2.A1" office:value-type="string">
            <text:p text:style-name="P10"><text:bookmark text:name="docs-internal-guid-d372e712-7fff-bdb8-87a9-3d6f8ff33c00 Copy 1"/>Maintainability</text:p>
          </table:table-cell>
          <table:table-cell table:style-name="Table2.A1" office:value-type="string">
            <text:p text:style-name="P15">5</text:p>
          </table:table-cell>
        </table:table-row>
        <table:table-row>
          <table:table-cell table:style-name="Table2.A1" office:value-type="string">
            <text:p text:style-name="P10"><text:bookmark text:name="docs-internal-guid-767dc8f9-7fff-d744-f1ad-f9c278bc222d Copy 1"/>Readability</text:p>
          </table:table-cell>
          <table:table-cell table:style-name="Table2.A1" office:value-type="string">
            <text:p text:style-name="P17">4</text:p>
          </table:table-cell>
        </table:table-row>
        <table:table-row table:style-name="Table2.7">
          <table:table-cell table:style-name="Table2.A1" office:value-type="string">
            <text:p text:style-name="P10"><text:bookmark text:name="docs-internal-guid-401e456b-7fff-f0e6-c2f9-4abe815694f3 Copy 1"/>Vulnerability</text:p>
          </table:table-cell>
          <table:table-cell table:style-name="Table2.A1" office:value-type="string">
            <text:p text:style-name="P15">5</text:p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</text:p>
      <text:p text:style-name="P6">Code:</text:p>
      <text:p text:style-name="P6">import copy_result from "copy_result";</text:p>
      <text:p text:style-name="P6"/>
      <text:p text:style-name="P6">#[on("bob")]</text:p>
      <text:p text:style-name="P6">commit_result("bobs_jedis", copy_result(new Data { name := "jedis" }));</text:p>
      <text:p text:style-name="P6"/>
      <text:p text:style-name="P6">println("Data transfer complete.");</text:p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Test</text:p>
          </table:table-cell>
          <table:table-cell table:style-name="Table3.A1" office:value-type="string">
            <text:p text:style-name="P3">Oordeel</text:p>
          </table:table-cell>
        </table:table-row>
        <table:table-row>
          <table:table-cell table:style-name="Table3.A1" office:value-type="string">
            <text:p text:style-name="P10"><text:bookmark text:name="docs-internal-guid-88dbc726-7fff-72a8-08a4-0d15546e4e0a Copy 2"/>Efficiency</text:p>
          </table:table-cell>
          <table:table-cell table:style-name="Table3.A1" office:value-type="string">
            <text:p text:style-name="P16">4</text:p>
          </table:table-cell>
        </table:table-row>
        <table:table-row>
          <table:table-cell table:style-name="Table3.A1" office:value-type="string">
            <text:p text:style-name="P10"><text:bookmark text:name="docs-internal-guid-eca75cb2-7fff-8b6f-8d7d-3e20b419e906 Copy 2"/>Correctness</text:p>
          </table:table-cell>
          <table:table-cell table:style-name="Table3.A1" office:value-type="string">
            <text:p text:style-name="P16">niet</text:p>
          </table:table-cell>
        </table:table-row>
        <table:table-row>
          <table:table-cell table:style-name="Table3.A1" office:value-type="string">
            <text:p text:style-name="P10"><text:bookmark text:name="docs-internal-guid-24daa9fc-7fff-a677-7043-4d226accc816 Copy 2"/>Completeness</text:p>
          </table:table-cell>
          <table:table-cell table:style-name="Table3.A1" office:value-type="string">
            <text:p text:style-name="P15">5</text:p>
          </table:table-cell>
        </table:table-row>
        <table:table-row>
          <table:table-cell table:style-name="Table3.A1" office:value-type="string">
            <text:p text:style-name="P10"><text:bookmark text:name="docs-internal-guid-d372e712-7fff-bdb8-87a9-3d6f8ff33c00 Copy 2"/>Maintainability</text:p>
          </table:table-cell>
          <table:table-cell table:style-name="Table3.A1" office:value-type="string">
            <text:p text:style-name="P16">5</text:p>
          </table:table-cell>
        </table:table-row>
        <table:table-row>
          <table:table-cell table:style-name="Table3.A1" office:value-type="string">
            <text:p text:style-name="P10"><text:bookmark text:name="docs-internal-guid-767dc8f9-7fff-d744-f1ad-f9c278bc222d Copy 2"/>Readability</text:p>
          </table:table-cell>
          <table:table-cell table:style-name="Table3.A1" office:value-type="string">
            <text:p text:style-name="P17">5</text:p>
          </table:table-cell>
        </table:table-row>
        <table:table-row table:style-name="Table3.7">
          <table:table-cell table:style-name="Table3.A1" office:value-type="string">
            <text:p text:style-name="P10"><text:bookmark text:name="docs-internal-guid-401e456b-7fff-f0e6-c2f9-4abe815694f3 Copy 2"/>Vulnerability</text:p>
          </table:table-cell>
          <table:table-cell table:style-name="Table3.A1" office:value-type="string">
            <text:p text:style-name="P16">5</text:p>
          </table:table-cell>
        </table:table-row>
      </table:table>
      <text:p text:style-name="P1"/>
      <text:p text:style-name="P4">4.</text:p>
      <text:p text:style-name="P6">Code:</text:p>
      <text:p text:style-name="P6">import copy_result;</text:p>
      <text:p text:style-name="P6">import commit_result;</text:p>
      <text:p text:style-name="P6"/>
      <text:p text:style-name="P6">#[on("bob")]</text:p>
      <text:p text:style-name="P6">commit_result("bobs_jedis", copy_result(new Data { name := "jedis" }));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Test</text:p>
          </table:table-cell>
          <table:table-cell table:style-name="Table4.A1" office:value-type="string">
            <text:p text:style-name="P3">Oordeel</text:p>
          </table:table-cell>
        </table:table-row>
        <table:table-row>
          <table:table-cell table:style-name="Table4.A1" office:value-type="string">
            <text:p text:style-name="P10"><text:bookmark text:name="docs-internal-guid-88dbc726-7fff-72a8-08a4-0d15546e4e0a Copy 3"/>Efficiency</text:p>
          </table:table-cell>
          <table:table-cell table:style-name="Table4.A1" office:value-type="string">
            <text:p text:style-name="P16">5</text:p>
          </table:table-cell>
        </table:table-row>
        <table:table-row>
          <table:table-cell table:style-name="Table4.A1" office:value-type="string">
            <text:p text:style-name="P10"><text:bookmark text:name="docs-internal-guid-eca75cb2-7fff-8b6f-8d7d-3e20b419e906 Copy 3"/>Correctness</text:p>
          </table:table-cell>
          <table:table-cell table:style-name="Table4.A1" office:value-type="string">
            <text:p text:style-name="P16">Niet (parsed wel)</text:p>
          </table:table-cell>
        </table:table-row>
        <table:table-row>
          <table:table-cell table:style-name="Table4.A1" office:value-type="string">
            <text:p text:style-name="P10"><text:bookmark text:name="docs-internal-guid-24daa9fc-7fff-a677-7043-4d226accc816 Copy 3"/>Completeness</text:p>
          </table:table-cell>
          <table:table-cell table:style-name="Table4.A1" office:value-type="string">
            <text:p text:style-name="P16">5</text:p>
          </table:table-cell>
        </table:table-row>
        <table:table-row>
          <table:table-cell table:style-name="Table4.A1" office:value-type="string">
            <text:p text:style-name="P10"><text:bookmark text:name="docs-internal-guid-d372e712-7fff-bdb8-87a9-3d6f8ff33c00 Copy 3"/>Maintainability</text:p>
          </table:table-cell>
          <table:table-cell table:style-name="Table4.A1" office:value-type="string">
            <text:p text:style-name="P16">5</text:p>
          </table:table-cell>
        </table:table-row>
        <table:table-row>
          <table:table-cell table:style-name="Table4.A1" office:value-type="string">
            <text:p text:style-name="P10"><text:bookmark text:name="docs-internal-guid-767dc8f9-7fff-d744-f1ad-f9c278bc222d Copy 3"/>Readability</text:p>
          </table:table-cell>
          <table:table-cell table:style-name="Table4.A1" office:value-type="string">
            <text:p text:style-name="P17">5</text:p>
          </table:table-cell>
        </table:table-row>
        <table:table-row table:style-name="Table4.7">
          <table:table-cell table:style-name="Table4.A1" office:value-type="string">
            <text:p text:style-name="P10"><text:bookmark text:name="docs-internal-guid-401e456b-7fff-f0e6-c2f9-4abe815694f3 Copy 3"/>Vulnerability</text:p>
          </table:table-cell>
          <table:table-cell table:style-name="Table4.A1" office:value-type="string">
            <text:p text:style-name="P17">4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</text:p>
      <text:p text:style-name="P6">Code:</text:p>
      <text:p text:style-name="P6">import commit_result, copy_result from std;</text:p>
      <text:p text:style-name="P6"/>
      <text:p text:style-name="P6">#[on("bob")]</text:p>
      <text:p text:style-name="P6">commit_result("bobs_jedis", copy_result(new Data { name := "jedis" }));</text:p>
      <text:p text:style-name="P6"/>
      <text:p text:style-name="P6">println("Data transfer completed successfully.");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Test</text:p>
          </table:table-cell>
          <table:table-cell table:style-name="Table5.A1" office:value-type="string">
            <text:p text:style-name="P3">Oordeel</text:p>
          </table:table-cell>
        </table:table-row>
        <table:table-row>
          <table:table-cell table:style-name="Table5.A1" office:value-type="string">
            <text:p text:style-name="P10"><text:bookmark text:name="docs-internal-guid-88dbc726-7fff-72a8-08a4-0d15546e4e0a Copy 4"/>Efficiency</text:p>
          </table:table-cell>
          <table:table-cell table:style-name="Table5.A1" office:value-type="string">
            <text:p text:style-name="P17">4</text:p>
          </table:table-cell>
        </table:table-row>
        <table:table-row>
          <table:table-cell table:style-name="Table5.A1" office:value-type="string">
            <text:p text:style-name="P10"><text:bookmark text:name="docs-internal-guid-eca75cb2-7fff-8b6f-8d7d-3e20b419e906 Copy 4"/>Correctness</text:p>
          </table:table-cell>
          <table:table-cell table:style-name="Table5.A1" office:value-type="string">
            <text:p text:style-name="P17">geen</text:p>
          </table:table-cell>
        </table:table-row>
        <table:table-row>
          <table:table-cell table:style-name="Table5.A1" office:value-type="string">
            <text:p text:style-name="P10"><text:bookmark text:name="docs-internal-guid-24daa9fc-7fff-a677-7043-4d226accc816 Copy 4"/>Completeness</text:p>
          </table:table-cell>
          <table:table-cell table:style-name="Table5.A1" office:value-type="string">
            <text:p text:style-name="P17">5</text:p>
          </table:table-cell>
        </table:table-row>
        <table:table-row>
          <table:table-cell table:style-name="Table5.A1" office:value-type="string">
            <text:p text:style-name="P10"><text:bookmark text:name="docs-internal-guid-d372e712-7fff-bdb8-87a9-3d6f8ff33c00 Copy 4"/>Maintainability</text:p>
          </table:table-cell>
          <table:table-cell table:style-name="Table5.A1" office:value-type="string">
            <text:p text:style-name="P17">5</text:p>
          </table:table-cell>
        </table:table-row>
        <table:table-row>
          <table:table-cell table:style-name="Table5.A1" office:value-type="string">
            <text:p text:style-name="P10"><text:bookmark text:name="docs-internal-guid-767dc8f9-7fff-d744-f1ad-f9c278bc222d Copy 4"/>Readability</text:p>
          </table:table-cell>
          <table:table-cell table:style-name="Table5.A1" office:value-type="string">
            <text:p text:style-name="P17">5</text:p>
          </table:table-cell>
        </table:table-row>
        <table:table-row table:style-name="Table5.7">
          <table:table-cell table:style-name="Table5.A1" office:value-type="string">
            <text:p text:style-name="P10"><text:bookmark text:name="docs-internal-guid-401e456b-7fff-f0e6-c2f9-4abe815694f3 Copy 4"/>Vulnerability</text:p>
          </table:table-cell>
          <table:table-cell table:style-name="Table5.A1" office:value-type="string">
            <text:p text:style-name="P17">4</text:p>
          </table:table-cell>
        </table:table-row>
      </table:table>
      <text:p text:style-name="P7"/>
      <text:p text:style-name="P7"/>
      <text:p text:style-name="P5">Aanpassingen en redenering:</text:p>
      <text:p text:style-name="P5"/>
      <text:p text:style-name="P5"/>
      <text:p text:style-name="P5">Volgende prompt:</text:p>
      <text:p text:style-name="P5"/>
      <text:p text:style-name="P13">geen extra imports doen zorgt voor vulnerabilities</text:p>
      <text:p text:style-name="P13"/>
      <text:p text:style-name="P13">alles moet op de goede plaats staan (correctness)</text:p>
      <text:p text:style-name="P13">print is onnodig (efficency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Volgende prompt:</text:p>
      <text:p text:style-name="P21"/>
      <text:p text:style-name="P21"><text:bookmark text:name="docs-internal-guid-56c51c89-7fff-e208-c520-b142fbeee9c2"/>Command:</text:p>
      <text:p text:style-name="P20">Create a workflow in the coding language: Branescript. Branescript is semanticly similiair to bash or lua.</text:p>
      <text:p text:style-name="P20">Content:</text:p>
      <text:p text:style-name="P20">that involves sharing data from Amy to Bob. The dataset to commit is named 'bobs_jedis', and the copied result should be named 'jedis'.</text:p>
      <text:p text:style-name="P20">Template</text:p>
      <text:p text:style-name="P20">Use the functions commit_result(), copy_result(), and println(). First you must import the function copy_results, use the example given below. Then comes #[on("")], this command needs to be on a seperate line, indicates on which node the function is executed, which in this case is Bob, always put as the second in the file. Ensure that the copy_result() function is called within the commit_result() function. The copy_result function still needs to be imported The Branescript workflow should be structured such that it executes on Bob's node. <text:span text:style-name="T1">Do not import unneeded functions. Do not call extra functions. Ensure placement rules are followed.</text:span></text:p>
      <text:p text:style-name="P20">Variables:</text:p>
      <text:p text:style-name="P23">“<text:span text:style-name="T2">bobs_jedis”, the new dataset name to commit</text:span></text:p>
      <text:p text:style-name="P23">“<text:span text:style-name="T2">jedis”, the new dataset name for copy result</text:span></text:p>
      <text:p text:style-name="P20">"bob", the name for the node in the on() function</text:p>
      <text:p text:style-name="P20">Examples:</text:p>
      <text:p text:style-name="P20">"how to execute data transfer in Branescript: commit_result("dataset_name", copy_result( new Data { name := "new_name" })); here only "dataset_name" and "new_name" are variables ,how to import a function in Branescript: import find;"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5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02:32.959137001</meta:creation-date>
    <dc:date>2024-06-12T15:11:09.048447538</dc:date>
    <meta:editing-duration>PT19M4S</meta:editing-duration>
    <meta:editing-cycles>4</meta:editing-cycles>
    <meta:generator>LibreOffice/24.2.4.2$Linux_X86_64 LibreOffice_project/d29029bfb700ea4a272da1366c5f5e7c14e351b5</meta:generator>
    <meta:document-statistic meta:table-count="5" meta:image-count="0" meta:object-count="0" meta:page-count="4" meta:paragraph-count="116" meta:word-count="386" meta:character-count="2730" meta:non-whitespace-character-count="2460"/>
  </office:meta>
</office:document-meta>
</file>